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2720e" officeooo:paragraph-rsid="0022720e"/>
    </style:style>
    <style:style style:name="P2" style:family="paragraph" style:parent-style-name="Standard">
      <style:text-properties officeooo:rsid="00247e65" officeooo:paragraph-rsid="00309767"/>
    </style:style>
    <style:style style:name="P3" style:family="paragraph" style:parent-style-name="Standard">
      <style:text-properties fo:language="en" fo:country="US" officeooo:rsid="00247e65" officeooo:paragraph-rsid="0028329f"/>
    </style:style>
    <style:style style:name="P4" style:family="paragraph" style:parent-style-name="Standard">
      <style:text-properties fo:language="en" fo:country="US" officeooo:rsid="00247e65" officeooo:paragraph-rsid="00309767"/>
    </style:style>
    <style:style style:name="P5" style:family="paragraph" style:parent-style-name="Standard">
      <style:text-properties fo:language="en" fo:country="US" officeooo:rsid="002f9f74" officeooo:paragraph-rsid="002f9f74"/>
    </style:style>
    <style:style style:name="P6" style:family="paragraph" style:parent-style-name="Standard">
      <style:text-properties fo:language="sv" fo:country="SE" officeooo:rsid="00341155" officeooo:paragraph-rsid="00341155"/>
    </style:style>
    <style:style style:name="P7" style:family="paragraph" style:parent-style-name="Standard">
      <style:text-properties fo:language="sv" fo:country="SE" officeooo:rsid="00341155" officeooo:paragraph-rsid="0036c4aa"/>
    </style:style>
    <style:style style:name="P8" style:family="paragraph" style:parent-style-name="Standard">
      <style:text-properties fo:language="sv" fo:country="SE" officeooo:rsid="00341155" officeooo:paragraph-rsid="00371930"/>
    </style:style>
    <style:style style:name="P9" style:family="paragraph" style:parent-style-name="Standard">
      <style:text-properties fo:language="sv" fo:country="SE" officeooo:rsid="002f9f74" officeooo:paragraph-rsid="002f9f74"/>
    </style:style>
    <style:style style:name="P10" style:family="paragraph" style:parent-style-name="Standard">
      <style:text-properties fo:language="sv" fo:country="SE" officeooo:rsid="003281ff" officeooo:paragraph-rsid="003281ff"/>
    </style:style>
    <style:style style:name="P11" style:family="paragraph" style:parent-style-name="Standard">
      <style:text-properties fo:language="sv" fo:country="SE" officeooo:rsid="00247e65" officeooo:paragraph-rsid="0037767a"/>
    </style:style>
    <style:style style:name="T1" style:family="text">
      <style:text-properties officeooo:rsid="0025c0c3"/>
    </style:style>
    <style:style style:name="T2" style:family="text">
      <style:text-properties officeooo:rsid="003105f7"/>
    </style:style>
    <style:style style:name="T3" style:family="text">
      <style:text-properties officeooo:rsid="00341155"/>
    </style:style>
    <style:style style:name="T4" style:family="text">
      <style:text-properties officeooo:rsid="002d2971"/>
    </style:style>
    <style:style style:name="T5" style:family="text">
      <style:text-properties officeooo:rsid="0028329f"/>
    </style:style>
    <style:style style:name="T6" style:family="text">
      <style:text-properties officeooo:rsid="003603e9"/>
    </style:style>
    <style:style style:name="T7" style:family="text">
      <style:text-properties officeooo:rsid="0036c4aa"/>
    </style:style>
    <style:style style:name="T8" style:family="text">
      <style:text-properties officeooo:rsid="00371930"/>
    </style:style>
    <style:style style:name="T9" style:family="text">
      <style:text-properties officeooo:rsid="00389ca3"/>
    </style:style>
    <style:style style:name="T10" style:family="text">
      <style:text-properties officeooo:rsid="003a1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<text:span text:style-name="T3">ej</text:span>,</text:p>
      <text:p text:style-name="P1"/>
      <text:p text:style-name="P11"><text:span text:style-name="T3">Jag heter </text:span>Harald Nordgren <text:span text:style-name="T3">och jag söker tjänsten som juniora programvaruutvecklare</text:span>. <text:span text:style-name="T3">Den utannonserade tjänsten verkar intressant och känns som något jag skulle vilja jobba med i framtiden.</text:span></text:p>
      <text:p text:style-name="P1"/>
      <text:p text:style-name="P6">Jag är en högpresterande student som brinner för att programmera och har alltid <text:span text:style-name="T6">haft ett</text:span> intresse <text:span text:style-name="T6">för </text:span>ny teknik. Jag upptäckte programmering <text:span text:style-name="T6">när jag gick i</text:span> högstadiet och lärde mig grunderna i C++ och Java på egen hand.</text:p>
      <text:p text:style-name="P6"/>
      <text:p text:style-name="P8">Jag har skräddarsytt min universitetsutbildning för att <text:span text:style-name="T6">få </text:span>skriva så mycket kod som möjligt i olika programspråk. Jag <text:span text:style-name="T9">har läst</text:span> ämnen som avancerade algoritmer, realtidsprogrammering och datasäkerhet, <text:span text:style-name="T6">samt</text:span> assembler-programmering och <text:span text:style-name="T10">språkteknologi.</text:span> Jag läste<text:span text:style-name="T6"> </text:span>nyligen en kurs i funktionsprogrammering som<text:span text:style-name="T6"> verkligen </text:span>öppnade mina ögon för <text:span text:style-name="T6">nya</text:span> sätt att angripa komplexa problem.</text:p>
      <text:p text:style-name="P4"/>
      <text:p text:style-name="P6"><text:span text:style-name="T2">J</text:span>ag är intresserad av matematik och har alltid gjort bra ifrån mig akademiskt inom ämne<text:span text:style-name="T6">t</text:span>. Jag har kunskaper inom algebra, differentialkalkyl, statistik, numerisk analys och topologi. Jag har <text:span text:style-name="T6">varit </text:span>Linux-<text:span text:style-name="T6">användare</text:span> i många år, <text:span text:style-name="T7">jag </text:span>är bekväm med att jobba i terminalen <text:span text:style-name="T7">och</text:span> <text:span text:style-name="T6">gillar</text:span> att skriva egna <text:span text:style-name="T6">Bash-</text:span>skript.</text:p>
      <text:p text:style-name="P2"/>
      <text:p text:style-name="P7"><text:span text:style-name="T4">J</text:span>ag <text:span text:style-name="T6">tycker om eget ansvar och är självgående i mitt arbete</text:span>. Jag är bra på att söka information <text:span text:style-name="T6">på egen hand när det behövs. Det är viktigt för mig </text:span>att skriva tydlig och effektiv kod. Jag är en social person som <text:span text:style-name="T6">tycker om människor och är bra på att jobba i grupp</text:span>. Jag älskar att resa och ser framför mig en internationell karriär på sikt.</text:p>
      <text:p text:style-name="P2"/>
      <text:p text:style-name="P6"><text:span text:style-name="T5">T</text:span>ack för <text:span text:style-name="T7">din</text:span> tid. <text:span text:style-name="T7">Jag hoppas brevet väckt intresse och att vi kan träffas för en intervju inom kort.</text:span></text:p>
      <text:p text:style-name="P3"/>
      <text:p text:style-name="P3"/>
      <text:p text:style-name="P9"><text:span text:style-name="T3">Med vänliga hälsningar</text:span>,</text:p>
      <text:p text:style-name="P5"/>
      <text:p text:style-name="P5">Harald Nordgren</text:p>
      <text:p text:style-name="P5">haraldnordgren@gmail.com</text:p>
      <text:p text:style-name="P5">0703 <text:span text:style-name="T1">– </text:span>16 89 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00:33:06.344221066</meta:creation-date>
    <dc:date>2015-03-25T22:25:44.994318708</dc:date>
    <meta:editing-duration>PT7H27M4S</meta:editing-duration>
    <meta:editing-cycles>18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257" meta:character-count="1605" meta:non-whitespace-character-count="1358"/>
  </office:meta>
</office:document-meta>
</file>